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10d90" officeooo:paragraph-rsid="00210d90"/>
    </style:style>
    <style:style style:name="P10" style:family="paragraph" style:parent-style-name="Standard">
      <style:text-properties officeooo:rsid="0023e110" officeooo:paragraph-rsid="0023e110"/>
    </style:style>
    <style:style style:name="P11" style:family="paragraph" style:parent-style-name="Standard">
      <style:text-properties officeooo:rsid="0025a0b4" officeooo:paragraph-rsid="0025a0b4"/>
    </style:style>
    <style:style style:name="P12" style:family="paragraph" style:parent-style-name="Standard">
      <style:text-properties officeooo:rsid="0026dddd" officeooo:paragraph-rsid="0026dddd"/>
    </style:style>
    <style:style style:name="P13" style:family="paragraph" style:parent-style-name="Standard">
      <style:text-properties officeooo:rsid="00285dc3" officeooo:paragraph-rsid="00285dc3"/>
    </style:style>
    <style:style style:name="P14" style:family="paragraph" style:parent-style-name="Standard">
      <style:paragraph-properties fo:margin-top="0.106cm" fo:margin-bottom="0.247cm" style:contextual-spacing="false"/>
    </style:style>
    <style:style style:name="P15" style:family="paragraph" style:parent-style-name="Standard">
      <style:text-properties officeooo:rsid="00317261" officeooo:paragraph-rsid="00317261"/>
    </style:style>
    <style:style style:name="P16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7" style:family="paragraph" style:parent-style-name="Standard">
      <style:paragraph-properties fo:margin-top="0.106cm" fo:margin-bottom="0.247cm" style:contextual-spacing="false"/>
      <style:text-properties officeooo:paragraph-rsid="00320575"/>
    </style:style>
    <style:style style:name="P18" style:family="paragraph" style:parent-style-name="Standard">
      <style:text-properties officeooo:rsid="0036cc0f" officeooo:paragraph-rsid="0036cc0f"/>
    </style:style>
    <style:style style:name="P19" style:family="paragraph" style:parent-style-name="Standard">
      <style:text-properties officeooo:rsid="00394ce9" officeooo:paragraph-rsid="00394ce9"/>
    </style:style>
    <style:style style:name="P20" style:family="paragraph" style:parent-style-name="Standard">
      <style:text-properties officeooo:rsid="003ade39" officeooo:paragraph-rsid="003ade39"/>
    </style:style>
    <style:style style:name="P21" style:family="paragraph" style:parent-style-name="Standard">
      <style:text-properties officeooo:rsid="003ea16f" officeooo:paragraph-rsid="003ea16f"/>
    </style:style>
    <style:style style:name="P22" style:family="paragraph" style:parent-style-name="Standard">
      <style:text-properties officeooo:rsid="00404ca4" officeooo:paragraph-rsid="00404ca4"/>
    </style:style>
    <style:style style:name="P23" style:family="paragraph" style:parent-style-name="Standard">
      <style:text-properties officeooo:rsid="0040e9fe" officeooo:paragraph-rsid="0040e9fe"/>
    </style:style>
    <style:style style:name="P24" style:family="paragraph" style:parent-style-name="Standard">
      <style:text-properties officeooo:rsid="0043d9f5" officeooo:paragraph-rsid="0043d9f5"/>
    </style:style>
    <style:style style:name="P25" style:family="paragraph" style:parent-style-name="Standard">
      <style:text-properties officeooo:rsid="00404ca4" officeooo:paragraph-rsid="004a2f71"/>
    </style:style>
    <style:style style:name="P26" style:family="paragraph" style:parent-style-name="Standard">
      <style:text-properties officeooo:rsid="001c4028" officeooo:paragraph-rsid="001c4028"/>
    </style:style>
    <style:style style:name="P27" style:family="paragraph" style:parent-style-name="Standard">
      <style:text-properties officeooo:rsid="004b82d8" officeooo:paragraph-rsid="004b82d8"/>
    </style:style>
    <style:style style:name="P28" style:family="paragraph" style:parent-style-name="Standard">
      <style:text-properties officeooo:rsid="003ea16f" officeooo:paragraph-rsid="004cb0fe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paragraph-properties fo:margin-top="0cm" fo:margin-bottom="0cm" style:contextual-spacing="false"/>
    </style:style>
    <style:style style:name="P31" style:family="paragraph" style:parent-style-name="Text_20_body">
      <style:text-properties officeooo:rsid="004b82d8" officeooo:paragraph-rsid="004b82d8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officeooo:rsid="002fe30d"/>
    </style:style>
    <style:style style:name="T7" style:family="text">
      <style:text-properties officeooo:rsid="00320575"/>
    </style:style>
    <style:style style:name="T8" style:family="text">
      <style:text-properties officeooo:rsid="00352ee7"/>
    </style:style>
    <style:style style:name="T9" style:family="text">
      <style:text-properties officeooo:rsid="003ade39"/>
    </style:style>
    <style:style style:name="T10" style:family="text">
      <style:text-properties officeooo:rsid="00404ca4"/>
    </style:style>
    <style:style style:name="T11" style:family="text">
      <style:text-properties officeooo:rsid="00490546"/>
    </style:style>
    <style:style style:name="T12" style:family="text">
      <style:text-properties officeooo:rsid="004a2f71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4a2f71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17" style:family="text">
      <style:text-properties officeooo:rsid="004b82d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1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10">mon notebook : <text:span text:style-name="T2">Efficient Object Detection with YOLOV8 and KerasCV.ipynb</text:span></text:p>
      <text:p text:style-name="P10"/>
      <text:p text:style-name="P10">&gt; &gt; <text:span text:style-name="T6">ne plante plus, dataset limité à 100 images</text:span></text:p>
      <text:p text:style-name="P10">&gt; &gt; <text:span text:style-name="T6">avec exemple d’utilisation du modele pour faire detection d’une image.</text:span></text:p>
      <text:p text:style-name="P10">&gt; &gt; <text:span text:style-name="T6">cela fonctionne mais resultat pas terrible a cause du dataset limité</text:span></text:p>
      <text:p text:style-name="P10"/>
      <text:p text:style-name="P10"/>
      <text:p text:style-name="P12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3">tuto fonctionne jusqu’au bout : <text:span text:style-name="T2">Object Detection with KerasCV.ipynb</text:span></text:p>
      <text:p text:style-name="P15">fonction d’augmentation d’un coté avec risize, donc resize de l’eval</text:p>
      <text:p text:style-name="P13"/>
      <text:p text:style-name="P6"/>
      <text:p text:style-name="P6"/>
      <text:p text:style-name="P9">Recherche Google a approfondir : </text:p>
      <text:p text:style-name="P6">dataset people counter</text:p>
      <text:p text:style-name="P6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4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4">” <text:span text:style-name="T7">mail envoyé car téléchargement sur Baidu</text:span></text:p>
      <text:p text:style-name="P14"/>
      <text:p text:style-name="P14"/>
      <text:p text:style-name="P14"/>
      <text:p text:style-name="P17"><text:soft-page-break/><text:span text:style-name="T7">Head Detection</text:span></text:p>
      <text:p text:style-name="P16"/>
      <text:p text:style-name="P14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4">&gt; &gt; <text:span text:style-name="T8">500 images</text:span></text:p>
      <text:p text:style-name="P14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8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8">image splitté en Train set, valid set et Test set</text:p>
      <text:p text:style-name="P18"/>
      <text:p text:style-name="P18"/>
      <text:p text:style-name="P18"/>
      <text:p text:style-name="P19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9">j’ai un Notebook qui fait de la detection Head sur image</text:span></text:p>
      <text:p text:style-name="P7"><text:s/>&gt; &gt; <text:span text:style-name="T9">V1</text:span></text:p>
      <text:p text:style-name="P7"/>
      <text:p text:style-name="P20">Améliorations : </text:p>
      <text:p text:style-name="P20">dataset contient 3 répertoires : test, train, valid.</text:p>
      <text:p text:style-name="P20">Etre bien au clair sur leur utilité et utiliser les 3 : <text:span text:style-name="T10">train, valid and test</text:span></text:p>
      <text:p text:style-name="P20"/>
      <text:p text:style-name="P22"><text:span text:style-name="T15">Amélioration</text:span><text:span text:style-name="T16">1</text:span><text:span text:style-name="T15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4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4"/>
      <text:p text:style-name="P25"><text:span text:style-name="T15">Amélioration</text:span><text:span text:style-name="T16">2</text:span><text:span text:style-name="T15"> </text:span>: <text:span text:style-name="T12">garder une partie du dataset pour Test après entrainement (et comparaison)</text:span></text:p>
      <text:p text:style-name="P25"><text:span text:style-name="T3">projet_head_detection.</text:span><text:span text:style-name="T2">V1.</text:span><text:span text:style-name="T4">2</text:span><text:span text:style-name="T3">.ipynb</text:span></text:p>
      <text:p text:style-name="P25"><text:span text:style-name="T3"/></text:p>
      <text:p text:style-name="P25"><text:span text:style-name="T3">&gt; &gt; </text:span><text:span text:style-name="T5">Avec étape de validation</text:span></text:p>
      <text:p text:style-name="P25"><text:span text:style-name="T5"/></text:p>
      <text:p text:style-name="P25"/>
      <text:p text:style-name="P28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7">Les différentes étapes d’un projet ML : </text:p>
      <text:p text:style-name="P31">Here's what the typical end-to-end workflow looks like, consisting of:</text:p>
      <text:list text:style-name="L1">
        <text:list-item>
          <text:p text:style-name="P30">Training </text:p>
        </text:list-item>
        <text:list-item>
          <text:p text:style-name="P30">Validation on a holdout set generated from the original training data </text:p>
        </text:list-item>
        <text:list-item>
          <text:p text:style-name="P29">Evaluation on the test data 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3"><text:soft-page-break/><text:span text:style-name="T17">P</text:span>arametre de yolo.save : https://keras.io/guides/serialization_and_saving/</text:p>
      <text:p text:style-name="P22"/>
      <text:p text:style-name="P20"/>
      <text:p text:style-name="P21"/>
      <text:p text:style-name="P21"/>
      <text:p text:style-name="P21"><text:a xlink:type="simple" xlink:href="https://docs.wandb.ai/guides/integrations/keras" text:style-name="Internet_20_link" text:visited-style-name="Visited_20_Internet_20_Link">https://docs.wandb.ai/guides/integrations/keras</text:a></text:p>
      <text:p text:style-name="P21"/>
      <text:p text:style-name="P20"/>
      <text:p text:style-name="P20">intégrer Weights &amp; Biases pour avoir des graphs : <text:span text:style-name="T11">ok</text:span></text:p>
      <text:p text:style-name="P20"/>
      <text:p text:style-name="P20"/>
      <text:p text:style-name="P20"/>
      <text:p text:style-name="P20"/>
      <text:p text:style-name="P20"/>
      <text:p text:style-name="P19"/>
      <text:p text:style-name="P18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6-19T12:49:38.734000000</dc:date>
    <meta:editing-duration>P1DT1H43M47S</meta:editing-duration>
    <meta:editing-cycles>32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59" meta:word-count="394" meta:character-count="3160" meta:non-whitespace-character-count="2812"/>
  </office:meta>
</office:document-meta>
</file>